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6ca4" officeooo:paragraph-rsid="00026c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formativer Selbstwiderspruch entspricht Retorsion.</text:p>
      <text:p text:style-name="P1">In zwei Belangen:</text:p>
      <text:p text:style-name="P1">- Darstellung</text:p>
      <text:p text:style-name="P1">- Lebensführ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0:28.796000000</meta:creation-date>
    <dc:date>2013-11-14T10:51:29.563000000</dc:date>
    <meta:editing-duration>P0D</meta:editing-duration>
    <meta:editing-cycles>1</meta:editing-cycles>
    <meta:document-statistic meta:table-count="0" meta:image-count="0" meta:object-count="0" meta:page-count="1" meta:paragraph-count="4" meta:word-count="11" meta:character-count="98" meta:non-whitespace-character-count="91"/>
    <meta:generator>LibreOffice/4.1.2.3$Windows_x86 LibreOffice_project/40b2d7fde7e8d2d7bc5a449dc65df4d08a7dd38</meta:generator>
  </office:meta>
</office:document-meta>
</file>